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##############</text:p>
          </table:table-cell>
          <table:table-cell office:value-type="string" calcext:value-type="string">
            <text:p>MYPSO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DPSO</text:p>
          </table:table-cell>
          <table:table-cell office:value-type="string" calcext:value-type="string">
            <text:p>###############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l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23.23913" calcext:value-type="float">
            <text:p>23.23913</text:p>
          </table:table-cell>
          <table:table-cell office:value-type="float" office:value="12.72619" calcext:value-type="float">
            <text:p>12.7261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2.299517" calcext:value-type="float">
            <text:p>2.299517</text:p>
          </table:table-cell>
          <table:table-cell office:value-type="float" office:value="1.259259" calcext:value-type="float">
            <text:p>1.2592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0.485507" calcext:value-type="float">
            <text:p>0.485507</text:p>
          </table:table-cell>
          <table:table-cell office:value-type="float" office:value="0.265873" calcext:value-type="float">
            <text:p>0.2658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096618" calcext:value-type="float">
            <text:p>0.096618</text:p>
          </table:table-cell>
          <table:table-cell office:value-type="float" office:value="0.05291" calcext:value-type="float">
            <text:p>0.052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1323" calcext:value-type="float">
            <text:p>0.00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  <table:table-cell/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e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60.292398" calcext:value-type="float">
            <text:p>60.292398</text:p>
          </table:table-cell>
          <table:table-cell office:value-type="float" office:value="1.363757" calcext:value-type="float">
            <text:p>1.3637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.97076" calcext:value-type="float">
            <text:p>4.97076</text:p>
          </table:table-cell>
          <table:table-cell office:value-type="float" office:value="0.112434" calcext:value-type="float">
            <text:p>0.1124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.397661" calcext:value-type="float">
            <text:p>2.397661</text:p>
          </table:table-cell>
          <table:table-cell office:value-type="float" office:value="0.054233" calcext:value-type="float">
            <text:p>0.0542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33918" calcext:value-type="float">
            <text:p>0.233918</text:p>
          </table:table-cell>
          <table:table-cell office:value-type="float" office:value="0.005291" calcext:value-type="float">
            <text:p>0.0052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  <table:table-cell/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g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11.640505" calcext:value-type="float">
            <text:p>11.640505</text:p>
          </table:table-cell>
          <table:table-cell office:value-type="float" office:value="5.002646" calcext:value-type="float">
            <text:p>5.0026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73" calcext:value-type="float">
            <text:p>5373</text:p>
          </table:table-cell>
          <table:table-cell office:value-type="float" office:value="16.537396" calcext:value-type="float">
            <text:p>16.537396</text:p>
          </table:table-cell>
          <table:table-cell office:value-type="float" office:value="7.107143" calcext:value-type="float">
            <text:p>7.10714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0.951062" calcext:value-type="float">
            <text:p>0.951062</text:p>
          </table:table-cell>
          <table:table-cell office:value-type="float" office:value="0.40873" calcext:value-type="float">
            <text:p>0.408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070791" calcext:value-type="float">
            <text:p>0.070791</text:p>
          </table:table-cell>
          <table:table-cell office:value-type="float" office:value="0.030423" calcext:value-type="float">
            <text:p>0.03042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18467" calcext:value-type="float">
            <text:p>0.018467</text:p>
          </table:table-cell>
          <table:table-cell office:value-type="float" office:value="0.007937" calcext:value-type="float">
            <text:p>0.00793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.009234" calcext:value-type="float">
            <text:p>0.009234</text:p>
          </table:table-cell>
          <table:table-cell office:value-type="float" office:value="0.003968" calcext:value-type="float">
            <text:p>0.00396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009234" calcext:value-type="float">
            <text:p>0.009234</text:p>
          </table:table-cell>
          <table:table-cell office:value-type="float" office:value="0.003968" calcext:value-type="float">
            <text:p>0.00396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1323" calcext:value-type="float">
            <text:p>0.0013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0.002646" calcext:value-type="float">
            <text:p>0.00264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1323" calcext:value-type="float">
            <text:p>0.00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#############</text:p>
          </table:table-cell>
          <table:table-cell office:value-type="string" calcext:value-type="string">
            <text:p>NDPSO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YPSO</text:p>
          </table:table-cell>
          <table:table-cell office:value-type="string" calcext:value-type="string">
            <text:p>###############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l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1" calcext:value-type="float">
            <text:p>861</text:p>
          </table:table-cell>
          <table:table-cell office:value-type="float" office:value="2.07971" calcext:value-type="float">
            <text:p>2.07971</text:p>
          </table:table-cell>
          <table:table-cell office:value-type="float" office:value="1.138889" calcext:value-type="float">
            <text:p>1.1388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954106" calcext:value-type="float">
            <text:p>1.954106</text:p>
          </table:table-cell>
          <table:table-cell office:value-type="float" office:value="1.070106" calcext:value-type="float">
            <text:p>1.0701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float" office:value="1.937198" calcext:value-type="float">
            <text:p>1.937198</text:p>
          </table:table-cell>
          <table:table-cell office:value-type="float" office:value="1.060847" calcext:value-type="float">
            <text:p>1.06084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office:value-type="float" office:value="1.707729" calcext:value-type="float">
            <text:p>1.707729</text:p>
          </table:table-cell>
          <table:table-cell office:value-type="float" office:value="0.935185" calcext:value-type="float">
            <text:p>0.93518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1.562802" calcext:value-type="float">
            <text:p>1.562802</text:p>
          </table:table-cell>
          <table:table-cell office:value-type="float" office:value="0.85582" calcext:value-type="float">
            <text:p>0.855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6" calcext:value-type="float">
            <text:p>686</text:p>
          </table:table-cell>
          <table:table-cell office:value-type="float" office:value="1.657005" calcext:value-type="float">
            <text:p>1.657005</text:p>
          </table:table-cell>
          <table:table-cell office:value-type="float" office:value="0.907407" calcext:value-type="float">
            <text:p>0.90740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4" calcext:value-type="float">
            <text:p>964</text:p>
          </table:table-cell>
          <table:table-cell office:value-type="float" office:value="2.328502" calcext:value-type="float">
            <text:p>2.328502</text:p>
          </table:table-cell>
          <table:table-cell office:value-type="float" office:value="1.275132" calcext:value-type="float">
            <text:p>1.27513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46" calcext:value-type="float">
            <text:p>2046</text:p>
          </table:table-cell>
          <table:table-cell office:value-type="float" office:value="4.942029" calcext:value-type="float">
            <text:p>4.942029</text:p>
          </table:table-cell>
          <table:table-cell office:value-type="float" office:value="2.706349" calcext:value-type="float">
            <text:p>2.70634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18" calcext:value-type="float">
            <text:p>5918</text:p>
          </table:table-cell>
          <table:table-cell office:value-type="float" office:value="14.294686" calcext:value-type="float">
            <text:p>14.294686</text:p>
          </table:table-cell>
          <table:table-cell office:value-type="float" office:value="7.828042" calcext:value-type="float">
            <text:p>7.82804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7145" calcext:value-type="float">
            <text:p>17145</text:p>
          </table:table-cell>
          <table:table-cell office:value-type="float" office:value="41.413043" calcext:value-type="float">
            <text:p>41.413043</text:p>
          </table:table-cell>
          <table:table-cell office:value-type="float" office:value="22.678571" calcext:value-type="float">
            <text:p>22.67857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  <table:table-cell/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e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.684211" calcext:value-type="float">
            <text:p>3.684211</text:p>
          </table:table-cell>
          <table:table-cell office:value-type="float" office:value="0.083333" calcext:value-type="float">
            <text:p>0.0833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.099415" calcext:value-type="float">
            <text:p>3.099415</text:p>
          </table:table-cell>
          <table:table-cell office:value-type="float" office:value="0.070106" calcext:value-type="float">
            <text:p>0.0701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.040936" calcext:value-type="float">
            <text:p>3.040936</text:p>
          </table:table-cell>
          <table:table-cell office:value-type="float" office:value="0.068783" calcext:value-type="float">
            <text:p>0.0687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.631579" calcext:value-type="float">
            <text:p>2.631579</text:p>
          </table:table-cell>
          <table:table-cell office:value-type="float" office:value="0.059524" calcext:value-type="float">
            <text:p>0.05952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818713" calcext:value-type="float">
            <text:p>0.818713</text:p>
          </table:table-cell>
          <table:table-cell office:value-type="float" office:value="0.018519" calcext:value-type="float">
            <text:p>0.01851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584795" calcext:value-type="float">
            <text:p>0.584795</text:p>
          </table:table-cell>
          <table:table-cell office:value-type="float" office:value="0.013228" calcext:value-type="float">
            <text:p>0.01322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.701754" calcext:value-type="float">
            <text:p>0.701754</text:p>
          </table:table-cell>
          <table:table-cell office:value-type="float" office:value="0.015873" calcext:value-type="float">
            <text:p>0.0158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.403509" calcext:value-type="float">
            <text:p>1.403509</text:p>
          </table:table-cell>
          <table:table-cell office:value-type="float" office:value="0.031746" calcext:value-type="float">
            <text:p>0.03174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.783626" calcext:value-type="float">
            <text:p>6.783626</text:p>
          </table:table-cell>
          <table:table-cell office:value-type="float" office:value="0.153439" calcext:value-type="float">
            <text:p>0.15343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9.356725" calcext:value-type="float">
            <text:p>9.356725</text:p>
          </table:table-cell>
          <table:table-cell office:value-type="float" office:value="0.21164" calcext:value-type="float">
            <text:p>0.21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######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########</text:p>
          </table:table-cell>
          <table:table-cell/>
        </table:table-row>
        <table:table-row table:style-name="ro1">
          <table:table-cell office:value-type="string" calcext:value-type="string">
            <text:p>]low_bound</text:p>
          </table:table-cell>
          <table:table-cell office:value-type="string" calcext:value-type="string">
            <text:p>high_bound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c2tgm</text:p>
          </table:table-cell>
          <table:table-cell office:value-type="string" calcext:value-type="string">
            <text:p>Per2ds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25" calcext:value-type="float">
            <text:p>5525</text:p>
          </table:table-cell>
          <table:table-cell office:value-type="float" office:value="17.005232" calcext:value-type="float">
            <text:p>17.005232</text:p>
          </table:table-cell>
          <table:table-cell office:value-type="float" office:value="7.308201" calcext:value-type="float">
            <text:p>7.3082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16" calcext:value-type="float">
            <text:p>2216</text:p>
          </table:table-cell>
          <table:table-cell office:value-type="float" office:value="6.82056" calcext:value-type="float">
            <text:p>6.82056</text:p>
          </table:table-cell>
          <table:table-cell office:value-type="float" office:value="2.931217" calcext:value-type="float">
            <text:p>2.9312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06" calcext:value-type="float">
            <text:p>2206</text:p>
          </table:table-cell>
          <table:table-cell office:value-type="float" office:value="6.789781" calcext:value-type="float">
            <text:p>6.789781</text:p>
          </table:table-cell>
          <table:table-cell office:value-type="float" office:value="2.917989" calcext:value-type="float">
            <text:p>2.91798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25" calcext:value-type="float">
            <text:p>1725</text:p>
          </table:table-cell>
          <table:table-cell office:value-type="float" office:value="5.309326" calcext:value-type="float">
            <text:p>5.309326</text:p>
          </table:table-cell>
          <table:table-cell office:value-type="float" office:value="2.281746" calcext:value-type="float">
            <text:p>2.28174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88" calcext:value-type="float">
            <text:p>1188</text:p>
          </table:table-cell>
          <table:table-cell office:value-type="float" office:value="3.65651" calcext:value-type="float">
            <text:p>3.65651</text:p>
          </table:table-cell>
          <table:table-cell office:value-type="float" office:value="1.571429" calcext:value-type="float">
            <text:p>1.57142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23" calcext:value-type="float">
            <text:p>523</text:p>
          </table:table-cell>
          <table:table-cell office:value-type="float" office:value="1.609726" calcext:value-type="float">
            <text:p>1.609726</text:p>
          </table:table-cell>
          <table:table-cell office:value-type="float" office:value="0.691799" calcext:value-type="float">
            <text:p>0.69179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0.677131" calcext:value-type="float">
            <text:p>0.677131</text:p>
          </table:table-cell>
          <table:table-cell office:value-type="float" office:value="0.291005" calcext:value-type="float">
            <text:p>0.2910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1.104955" calcext:value-type="float">
            <text:p>1.104955</text:p>
          </table:table-cell>
          <table:table-cell office:value-type="float" office:value="0.474868" calcext:value-type="float">
            <text:p>0.47486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600" calcext:value-type="float">
            <text:p>2600</text:p>
          </table:table-cell>
          <table:table-cell office:value-type="float" office:value="8.002462" calcext:value-type="float">
            <text:p>8.002462</text:p>
          </table:table-cell>
          <table:table-cell office:value-type="float" office:value="3.439153" calcext:value-type="float">
            <text:p>3.43915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423" calcext:value-type="float">
            <text:p>6423</text:p>
          </table:table-cell>
          <table:table-cell office:value-type="float" office:value="19.76916" calcext:value-type="float">
            <text:p>19.76916</text:p>
          </table:table-cell>
          <table:table-cell office:value-type="float" office:value="8.496032" calcext:value-type="float">
            <text:p>8.49603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0:29:47.866938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2:36:02.992418933</meta:creation-date>
    <dc:date>2016-01-06T22:53:16.716518604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382" meta:object-count="0"/>
  </office:meta>
</office:document-meta>
</file>